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45cm"/>
    </style:style>
    <style:style style:name="co2" style:family="table-column">
      <style:table-column-properties fo:break-before="auto" style:column-width="9.54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PRELIMINARY COKPIT PREP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office:value-type="string">
            <text:p>ENGINE MASTER</text:p>
          </table:table-cell>
          <table:table-cell office:value-type="string">
            <text:p>CHECK OFF</text:p>
          </table:table-cell>
          <table:table-cell table:number-columns-repeated="2"/>
        </table:table-row>
        <table:table-row table:style-name="ro1">
          <table:table-cell office:value-type="string">
            <text:p>ENGINE MODE SEL</text:p>
          </table:table-cell>
          <table:table-cell office:value-type="string">
            <text:p>CHECK NORM</text:p>
          </table:table-cell>
          <table:table-cell table:number-columns-repeated="2"/>
        </table:table-row>
        <table:table-row table:style-name="ro1">
          <table:table-cell office:value-type="string">
            <text:p>L/G level</text:p>
          </table:table-cell>
          <table:table-cell office:value-type="string">
            <text:p>CHECK DOWN</text:p>
          </table:table-cell>
          <table:table-cell table:number-columns-repeated="2"/>
        </table:table-row>
        <table:table-row table:style-name="ro1">
          <table:table-cell office:value-type="string">
            <text:p>DOME LIGHTS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BAT</text:p>
          </table:table-cell>
          <table:table-cell office:value-type="string">
            <text:p>CHECK/AUTO</text:p>
          </table:table-cell>
          <table:table-cell table:number-columns-repeated="2"/>
        </table:table-row>
        <table:table-row table:style-name="ro1">
          <table:table-cell office:value-type="string">
            <text:p>EXT PWR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NAV/LOG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ADJUST COCKPIT LIGHTS</text:p>
          </table:table-cell>
          <table:table-cell office:value-type="string">
            <text:p>SET</text:p>
          </table:table-cell>
          <table:table-cell table:number-columns-repeated="2"/>
        </table:table-row>
        <table:table-row table:style-name="ro1">
          <table:table-cell office:value-type="string">
            <text:p>APU</text:p>
          </table:table-cell>
          <table:table-cell office:value-type="string">
            <text:p>START</text:p>
          </table:table-cell>
          <table:table-cell table:number-columns-repeated="2"/>
        </table:table-row>
        <table:table-row table:style-name="ro1">
          <table:table-cell office:value-type="string">
            <text:p>PARKING BRAKE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BRAKE PRES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FLAPS</text:p>
          </table:table-cell>
          <table:table-cell office:value-type="string">
            <text:p>CHECK POSITION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PD BRAKE LEVEL. CHECK RET </text:p>
            <text:p>&amp; DISA APU BLEED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AIR COND panel</text:p>
          </table:table-cell>
          <table:table-cell office:value-type="string">
            <text:p>SET</text:p>
          </table:table-cell>
          <table:table-cell table:number-columns-repeated="2"/>
        </table:table-row>
        <table:table-row table:style-name="ro1">
          <table:table-cell office:value-type="string">
            <text:p>ELEC panel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VENT panel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CO<text:span text:style-name="T1">CKPIT PREPARATION</text:span>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ce5" office:value-type="string">
            <text:p>OVERHEAD PANEL<text:span text:style-name="T2"> </text:span><text:span text:style-name="T3">: </text:span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SIGNS</text:p>
          </table:table-cell>
          <table:table-cell office:value-type="string">
            <text:p>SET</text:p>
          </table:table-cell>
          <table:table-cell table:number-columns-repeated="2"/>
        </table:table-row>
        <table:table-row table:style-name="ro1">
          <table:table-cell office:value-type="string">
            <text:p>EMERGENCY EXIT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BAT.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AIRFIELD DATA</text:p>
          </table:table-cell>
          <table:table-cell office:value-type="string">
            <text:p>OBTAIN</text:p>
          </table:table-cell>
          <table:table-cell table:number-columns-repeated="2"/>
        </table:table-row>
        <table:table-row table:style-name="ro1">
          <table:table-cell office:value-type="string">
            <text:p>ATC CLEARANCE</text:p>
          </table:table-cell>
          <table:table-cell office:value-type="string">
            <text:p>OBTAIN</text:p>
          </table:table-cell>
          <table:table-cell table:number-columns-repeated="2"/>
        </table:table-row>
        <table:table-row table:style-name="ro1">
          <table:table-cell office:value-type="string">
            <text:p>ADIR's 1/2/3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PUMPS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CREW SUP.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CAPT/PURGE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MGS IN1T<text:span text:style-name="T2">. : </text:span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NG. &amp; AIRC. TYP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DATABASE VALID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F-PLN INIT</text:p>
          </table:table-cell>
          <table:table-cell office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>
            <text:p>ALIGN IRS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1">
          <table:table-cell office:value-type="string">
            <text:p>F-PLN A</text:p>
          </table:table-cell>
          <table:table-cell office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>
            <text:p>WINDS CLB/CRZ</text:p>
          </table:table-cell>
          <table:table-cell office:value-type="string">
            <text:p>INSERT</text:p>
          </table:table-cell>
          <table:table-cell table:number-columns-repeated="2"/>
        </table:table-row>
        <table:table-row table:style-name="ro1">
          <table:table-cell office:value-type="string">
            <text:p>RADIO NAV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table:style-name="ce5" office:value-type="string">
            <text:p>F<text:span text:style-name="T2">MGS DATA INS</text:span><text:span text:style-name="T3">. : F</text:span><text:span text:style-name="T2">MGS DATA INS</text:span><text:span text:style-name="T3">. : </text:span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ZFCG, ZFW</text:p>
          </table:table-cell>
          <table:table-cell office:value-type="string">
            <text:p>INSERT</text:p>
          </table:table-cell>
          <table:table-cell table:number-columns-repeated="2"/>
        </table:table-row>
        <table:table-row table:style-name="ro1">
          <table:table-cell office:value-type="string">
            <text:p>BLOCK FUEL</text:p>
          </table:table-cell>
          <table:table-cell office:value-type="string">
            <text:p>INSERT</text:p>
          </table:table-cell>
          <table:table-cell table:number-columns-repeated="2"/>
        </table:table-row>
        <table:table-row table:style-name="ro1">
          <table:table-cell office:value-type="string">
            <text:p>MCDU page - METAR</text:p>
          </table:table-cell>
          <table:table-cell office:value-type="string">
            <text:p>REQUEST</text:p>
          </table:table-cell>
          <table:table-cell table:number-columns-repeated="2"/>
        </table:table-row>
        <table:table-row table:style-name="ro1">
          <table:table-cell office:value-type="string">
            <text:p>TAKE OFF DATA</text:p>
          </table:table-cell>
          <table:table-cell office:value-type="string">
            <text:p>INSERT</text:p>
          </table:table-cell>
          <table:table-cell table:number-columns-repeated="2"/>
        </table:table-row>
        <table:table-row table:style-name="ro1">
          <table:table-cell table:style-name="ce5" office:value-type="string">
            <text:p>GLARESHIELD: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BARO REF</text:p>
          </table:table-cell>
          <table:table-cell office:value-type="string">
            <text:p>SET</text:p>
          </table:table-cell>
          <table:table-cell table:number-columns-repeated="2"/>
        </table:table-row>
        <table:table-row table:style-name="ro1">
          <table:table-cell office:value-type="string">
            <text:p>FD</text:p>
          </table:table-cell>
          <table:table-cell office:value-type="string">
            <text:p>CHECK ON</text:p>
          </table:table-cell>
          <table:table-cell table:number-columns-repeated="2"/>
        </table:table-row>
        <table:table-row table:style-name="ro1">
          <table:table-cell office:value-type="string">
            <text:p>ND mode and range</text:p>
          </table:table-cell>
          <table:table-cell office:value-type="string">
            <text:p>SET</text:p>
          </table:table-cell>
          <table:table-cell table:number-columns-repeated="2"/>
        </table:table-row>
        <table:table-row table:style-name="ro1">
          <table:table-cell office:value-type="string">
            <text:p>VOR/ADF sel</text:p>
          </table:table-cell>
          <table:table-cell office:value-type="string">
            <text:p>AS RORD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EDESTAL<text:span text:style-name="T2"> :PEDESTAL :</text:span>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THRUST LEVERS</text:p>
          </table:table-cell>
          <table:table-cell office:value-type="string">
            <text:p>CHECK IDLE</text:p>
          </table:table-cell>
          <table:table-cell table:number-columns-repeated="2"/>
        </table:table-row>
        <table:table-row table:style-name="ro1">
          <table:table-cell office:value-type="string">
            <text:p>ENG MASTER</text:p>
          </table:table-cell>
          <table:table-cell office:value-type="string">
            <text:p>CHECK OFF</text:p>
          </table:table-cell>
          <table:table-cell table:number-columns-repeated="2"/>
        </table:table-row>
        <table:table-row table:style-name="ro1">
          <table:table-cell office:value-type="string">
            <text:p>ENG MODE SEL</text:p>
          </table:table-cell>
          <table:table-cell office:value-type="string">
            <text:p>CHECK NORMAL</text:p>
          </table:table-cell>
          <table:table-cell table:number-columns-repeated="2"/>
        </table:table-row>
        <table:table-row table:style-name="ro1">
          <table:table-cell office:value-type="string">
            <text:p>PWS</text:p>
          </table:table-cell>
          <table:table-cell office:value-type="string">
            <text:p>ON</text:p>
          </table:table-cell>
          <table:table-cell table:number-columns-repeated="2"/>
        </table:table-row>
        <table:table-row table:style-name="ro1">
          <table:table-cell office:value-type="string">
            <text:p>PARK BR. PRES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1">
          <table:table-cell office:value-type="string">
            <text:p>ATC</text:p>
          </table:table-cell>
          <table:table-cell office:value-type="string">
            <text:p>SET</text:p>
          </table:table-cell>
          <table:table-cell table:number-columns-repeated="2"/>
        </table:table-row>
        <table:table-row table:style-name="ro1">
          <table:table-cell office:value-type="string">
            <text:p>FUEL QTY.</text:p>
          </table:table-cell>
          <table:table-cell office:value-type="string">
            <text:p>CHECK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3">23/01/2021</text:date>, <text:time>02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ath POUBADY</meta:initial-creator>
    <meta:creation-date>2021-01-23T02:45:36.22</meta:creation-date>
    <dc:date>2021-01-23T02:47:17.99</dc:date>
    <dc:creator>Barath POUBADY</dc:creator>
    <meta:editing-duration>PT1M42S</meta:editing-duration>
    <meta:editing-cycles>1</meta:editing-cycles>
    <meta:document-statistic meta:table-count="3" meta:cell-count="101" meta:object-count="0"/>
    <meta:generator>OpenOffice/4.1.6$Win32 OpenOffice.org_project/416m1$Build-9790</meta:generator>
  </office:meta>
</office:document-meta>
</file>